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Medium" svg:font-family="'Lato Medium', apple-system, BlinkMacSystemFont, 'Segoe UI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42a5"/>
    </style:style>
    <style:style style:name="P2" style:family="paragraph" style:parent-style-name="Standard">
      <style:text-properties officeooo:rsid="001b42a5" officeooo:paragraph-rsid="001b42a5"/>
    </style:style>
    <style:style style:name="P3" style:family="paragraph" style:parent-style-name="Standard">
      <style:text-properties officeooo:paragraph-rsid="001c2906"/>
    </style:style>
    <style:style style:name="P4" style:family="paragraph" style:parent-style-name="Standard">
      <style:text-properties officeooo:paragraph-rsid="001d5818"/>
    </style:style>
    <style:style style:name="P5" style:family="paragraph" style:parent-style-name="Standard">
      <style:text-properties officeooo:paragraph-rsid="00238e16"/>
    </style:style>
    <style:style style:name="P6" style:family="paragraph" style:parent-style-name="Standard">
      <style:text-properties officeooo:paragraph-rsid="002894b9"/>
    </style:style>
    <style:style style:name="P7" style:family="paragraph" style:parent-style-name="Standard">
      <style:text-properties officeooo:paragraph-rsid="001b42a5"/>
    </style:style>
    <style:style style:name="P8" style:family="paragraph" style:parent-style-name="Standard">
      <style:text-properties fo:font-variant="normal" fo:text-transform="none" fo:color="#222222" loext:opacity="100%" style:font-name="Lato Medium" fo:font-size="9pt" fo:letter-spacing="normal" fo:font-style="normal" fo:font-weight="normal" officeooo:paragraph-rsid="002da2b6"/>
    </style:style>
    <style:style style:name="T1" style:family="text">
      <style:text-properties officeooo:rsid="00118b17"/>
    </style:style>
    <style:style style:name="T2" style:family="text">
      <style:text-properties officeooo:rsid="001447c8"/>
    </style:style>
    <style:style style:name="T3" style:family="text">
      <style:text-properties officeooo:rsid="001c2906"/>
    </style:style>
    <style:style style:name="T4" style:family="text">
      <style:text-properties officeooo:rsid="00238e16"/>
    </style:style>
    <style:style style:name="T5" style:family="text">
      <style:text-properties officeooo:rsid="002595fa"/>
    </style:style>
    <style:style style:name="T6" style:family="text">
      <style:text-properties officeooo:rsid="00289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;cd Ademir/artigos/Mael/exp<text:span text:style-name="T5">eriments</text:span>/</text:p>
      <text:p text:style-name="Standard"/>
      <text:p text:style-name="Standard">using Combinatorics, CSV, DataFrames, Distributions, Ipopt, JuMP, LaTeXStrings, LinearAlgebra, Plots, Random, Roots, Statistics</text:p>
      <text:p text:style-name="Standard"/>
      <text:p text:style-name="Standard"/>
      <text:p text:style-name="P5">include("prog_maxmin.jl")</text:p>
      <text:p text:style-name="P5">include("quadprog_max.jl")</text:p>
      <text:p text:style-name="P5">include("<text:span text:style-name="T5">gap</text:span>.jl")</text:p>
      <text:p text:style-name="P5">include("<text:span text:style-name="T4">data</text:span>.jl")</text:p>
      <text:p text:style-name="P6">include("prog_maxmin<text:span text:style-name="T3">2</text:span>.jl")</text:p>
      <text:p text:style-name="P6">include("prog_maxmin<text:span text:style-name="T6">3</text:span>.jl")</text:p>
      <text:p text:style-name="P4">include("quadprog_max<text:span text:style-name="T3">2</text:span>.jl")</text:p>
      <text:p text:style-name="P3">include("quadprog_m<text:span text:style-name="T2">in</text:span>.jl")</text:p>
      <text:p text:style-name="P3">include("quadprog_m<text:span text:style-name="T2">in</text:span><text:span text:style-name="T3">2</text:span>.jl")</text:p>
      <text:p text:style-name="Standard"/>
      <text:p text:style-name="Standard">set_silent(model)</text:p>
      <text:p text:style-name="Standard"/>
      <text:p text:style-name="Standard"><text:span text:style-name="T1">y</text:span>=sortperm(abs.(<text:span text:style-name="T1">x</text:span>),rev=true)</text:p>
      <text:p text:style-name="P2">Matrix(I,5,5)</text:p>
      <text:p text:style-name="P1">xtick=(0:n),ytick=([qt[1:j1];2^n])</text:p>
      <text:p text:style-name="P1"/>
      <text:p text:style-name="P1"/>
      <text:p text:style-name="P1"><text:s text:c="2"/>aux=(plot([c1x],[c1y],color=cor1,markershape=:circle,markersize=5,</text:p>
      <text:p text:style-name="P1"><text:s text:c="2"/>markerstrokecolor=cor0,legend=false,xtickfont=font(12),</text:p>
      <text:p text:style-name="P1"><text:s text:c="2"/>ytickfont=font(12),border=:none,aspect_ratio=:equal);</text:p>
      <text:p text:style-name="P1"/>
      <text:p text:style-name="P1"/>
      <text:p text:style-name="P8">markershape=:</text:p>
      <text:p text:style-name="P8"/>
      <text:p text:style-name="P8">Choose from [:none, :auto, :circle, :rect, :star5, :diamond, :hexagon, :cross, :xcross, :utriangle, :dtriangle, :rtriangle, :ltriangle, :pentagon, :heptagon, :octagon, :star4, :star6, :star7, :star8, :vline, :hline, :+, :x]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Medium" svg:font-family="'Lato Medium', apple-system, BlinkMacSystemFont, 'Segoe UI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21:22.994834618</meta:creation-date>
    <dc:date>2024-10-12T06:58:29.109062253</dc:date>
    <meta:editing-duration>P3DT17H53M48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58" meta:character-count="890" meta:non-whitespace-character-count="846"/>
  </office:meta>
</office:document-meta>
</file>